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Standard">
      <style:table-properties style:width="20.371cm" style:page-number="auto" table:align="margins" style:writing-mode="lr-tb"/>
    </style:style>
    <style:style style:name="Tableau1.A" style:family="table-column">
      <style:table-column-properties style:column-width="20.371cm" style:rel-column-width="6553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0.371cm" table:align="margins" style:writing-mode="lr-tb"/>
    </style:style>
    <style:style style:name="Tableau2.A" style:family="table-column">
      <style:table-column-properties style:column-width="20.371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20.371cm" table:align="margins" style:writing-mode="lr-tb"/>
    </style:style>
    <style:style style:name="Tableau4.A" style:family="table-column">
      <style:table-column-properties style:column-width="20.371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0.371cm" table:align="margins" style:writing-mode="lr-tb"/>
    </style:style>
    <style:style style:name="Tableau3.A" style:family="table-column">
      <style:table-column-properties style:column-width="20.371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officeooo:rsid="0031f499" officeooo:paragraph-rsid="0055446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officeooo:rsid="0031f499" officeooo:paragraph-rsid="0057782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554466"/>
    </style:style>
    <style:style style:name="P4" style:family="paragraph" style:parent-style-name="Standard">
      <style:paragraph-properties fo:text-align="center" style:justify-single-word="false"/>
      <style:text-properties style:font-name="Calibri" officeooo:paragraph-rsid="00577828"/>
    </style:style>
    <style:style style:name="P5" style:family="paragraph" style:parent-style-name="Standard">
      <style:paragraph-properties fo:line-height="100%" fo:text-align="start" style:justify-single-word="false"/>
      <style:text-properties style:font-name="Calibri" officeooo:paragraph-rsid="00554466"/>
    </style:style>
    <style:style style:name="P6" style:family="paragraph" style:parent-style-name="Standard">
      <style:paragraph-properties fo:line-height="100%" fo:text-align="start" style:justify-single-word="false"/>
      <style:text-properties style:font-name="Calibri" officeooo:paragraph-rsid="00577828"/>
    </style:style>
    <style:style style:name="P7" style:family="paragraph" style:parent-style-name="Standard">
      <style:paragraph-properties fo:text-align="start" style:justify-single-word="false"/>
      <style:text-properties style:font-name="Calibri" fo:font-weight="bold" officeooo:rsid="0030e3d2" officeooo:paragraph-rsid="00554466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weight="bold" officeooo:rsid="0030e3d2" officeooo:paragraph-rsid="00577828" style:font-weight-asian="bold" style:font-weight-complex="bold"/>
    </style:style>
    <style:style style:name="P9" style:family="paragraph" style:parent-style-name="Standard">
      <style:text-properties style:font-name="Calibri" fo:font-weight="normal" officeooo:rsid="0032c8eb" officeooo:paragraph-rsid="00577828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6.842cm"/>
        </style:tab-stops>
      </style:paragraph-properties>
      <style:text-properties style:font-name="Calibri" fo:font-weight="normal" officeooo:rsid="0032c8eb" officeooo:paragraph-rsid="0057782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officeooo:paragraph-rsid="00577828"/>
    </style:style>
    <style:style style:name="P12" style:family="paragraph" style:parent-style-name="Standard">
      <style:text-properties officeooo:paragraph-rsid="00577828"/>
    </style:style>
    <style:style style:name="T1" style:family="text">
      <style:text-properties fo:color="#000000" loext:opacity="100%" officeooo:rsid="001a79ff"/>
    </style:style>
    <style:style style:name="T2" style:family="text">
      <style:text-properties fo:color="#000000" loext:opacity="100%" fo:language="fr" fo:country="FR" officeooo:rsid="002746ff" style:font-name-asian="SimSun" style:language-asian="zh" style:country-asian="CN" style:font-name-complex="Calibri1" style:language-complex="ar" style:country-complex="SA"/>
    </style:style>
    <style:style style:name="T3" style:family="text">
      <style:text-properties fo:color="#000000" loext:opacity="100%" fo:language="fr" fo:country="FR" officeooo:rsid="002a5b98" style:font-name-asian="SimSun" style:language-asian="zh" style:country-asian="CN" style:font-name-complex="Calibri1" style:language-complex="ar" style:country-complex="SA"/>
    </style:style>
    <style:style style:name="T4" style:family="text">
      <style:text-properties style:use-window-font-color="true" loext:opacity="0%" fo:font-size="11pt" fo:language="fr" fo:country="FR" style:text-underline-style="none" officeooo:rsid="002746ff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5" style:family="text">
      <style:text-properties style:use-window-font-color="true" loext:opacity="0%" fo:font-size="11pt" fo:language="fr" fo:country="FR" style:text-underline-style="none" officeooo:rsid="002ff057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6" style:family="text">
      <style:text-properties style:use-window-font-color="true" loext:opacity="0%" fo:font-size="11pt" fo:language="fr" fo:country="FR" style:text-underline-style="none" officeooo:rsid="00302ad1" style:font-name-asian="SimSun" style:font-size-asian="11pt" style:language-asian="zh" style:country-asian="CN" style:font-name-complex="Calibri1" style:font-size-complex="11pt" style:language-complex="ar" style:country-complex="SA"/>
    </style:style>
    <style:style style:name="T7" style:family="text">
      <style:text-properties style:use-window-font-color="true" loext:opacity="0%" fo:font-size="11pt" fo:language="fr" fo:country="FR" fo:font-weight="bold" officeooo:rsid="00337b8b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8" style:family="text">
      <style:text-properties style:use-window-font-color="true" loext:opacity="0%" fo:font-size="11pt" fo:language="fr" fo:country="FR" fo:font-weight="bold" officeooo:rsid="00291fcf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9" style:family="text">
      <style:text-properties style:use-window-font-color="true" loext:opacity="0%" fo:font-size="11pt" fo:language="fr" fo:country="FR" fo:font-weight="bold" officeooo:rsid="0040ac73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0" style:family="text">
      <style:text-properties style:use-window-font-color="true" loext:opacity="0%" fo:font-size="11pt" fo:language="fr" fo:country="FR" fo:font-weight="bold" officeooo:rsid="0039abf2" style:font-name-asian="SimSun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1" style:family="text">
      <style:text-properties style:use-window-font-color="true" loext:opacity="0%" fo:font-size="11pt" fo:language="fr" fo:country="FR" fo:font-weight="normal" officeooo:rsid="0039abf2" style:font-name-asian="SimSun" style:font-size-asian="11pt" style:language-asian="zh" style:country-asian="CN" style:font-weight-asian="normal" style:font-name-complex="Calibri1" style:font-size-complex="11pt" style:language-complex="ar" style:country-complex="SA" style:font-weight-complex="normal"/>
    </style:style>
    <style:style style:name="T12" style:family="text">
      <style:text-properties style:use-window-font-color="true" loext:opacity="0%" fo:font-size="11pt" fo:language="fr" fo:country="FR" fo:font-weight="normal" officeooo:rsid="003dbb96" style:font-name-asian="SimSun" style:font-size-asian="11pt" style:language-asian="zh" style:country-asian="CN" style:font-weight-asian="normal" style:font-name-complex="Calibri1" style:font-size-complex="11pt" style:language-complex="ar" style:country-complex="SA" style:font-weight-complex="normal"/>
    </style:style>
    <style:style style:name="T13" style:family="text">
      <style:text-properties style:text-underline-style="solid" style:text-underline-width="auto" style:text-underline-color="font-color" officeooo:rsid="0024fdd6"/>
    </style:style>
    <style:style style:name="T14" style:family="text">
      <style:text-properties style:text-underline-style="solid" style:text-underline-width="auto" style:text-underline-color="font-color" officeooo:rsid="002ef550"/>
    </style:style>
    <style:style style:name="T15" style:family="text">
      <style:text-properties style:text-underline-style="none" officeooo:rsid="0024fdd6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746ff" style:font-weight-asian="normal" style:font-weight-complex="normal"/>
    </style:style>
    <style:style style:name="T18" style:family="text">
      <style:text-properties fo:font-weight="bold" officeooo:rsid="002746f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3998111971200">
          <table:table-cell table:style-name="Tableau1.A1" office:value-type="string">
            <text:p text:style-name="P1"><text:span text:style-name="T1">Chapitre </text:span><text:span text:style-name="T2">3 : </text:span><text:span text:style-name="T3">Un circuit pas si complexe</text:span></text:p>
          </table:table-cell>
        </table:table-row>
        <table:table-row table:style-name="TableLine93998112113360">
          <table:table-cell table:style-name="Tableau1.A2" office:value-type="string">
            <text:p text:style-name="P3">Ce que je dois « savoir » :</text:p>
          </table:table-cell>
        </table:table-row>
        <table:table-row table:style-name="TableLine93998097275280">
          <table:table-cell table:style-name="Tableau1.A3" office:value-type="string">
            <text:p text:style-name="P5"><text:span text:style-name="T13">Définition</text:span><text:span text:style-name="T14">s</text:span><text:span text:style-name="T13"> :</text:span><text:span text:style-name="T15"> </text:span><text:span text:style-name="T4">circuit en série, en dérivation.</text:span></text:p>
            <text:p text:style-name="P5"><text:span text:style-name="T4">Influence du nombre de dipôle</text:span><text:span text:style-name="T5">s</text:span><text:span text:style-name="T4">, de l</text:span><text:span text:style-name="T6">a place </text:span><text:span text:style-name="T4">des dipôles ou d’une panne de dipôle sur chacun de ces circuits.</text:span></text:p>
          </table:table-cell>
        </table:table-row>
        <table:table-row table:style-name="TableLine93998118798736">
          <table:table-cell table:style-name="Tableau1.A2" office:value-type="string">
            <text:p text:style-name="P3">Ce que je dois « savoir-faire » :</text:p>
          </table:table-cell>
        </table:table-row>
        <table:table-row table:style-name="TableLine93998160951808">
          <table:table-cell table:style-name="Tableau1.A5" office:value-type="string">
            <text:p text:style-name="P7">Reconnaître <text:span text:style-name="T16">un circuit en série et un circuit en dérivation.</text:span></text:p>
            <text:p text:style-name="P5"><text:span text:style-name="T7">É</text:span><text:span text:style-name="T18">laborer </text:span><text:span text:style-name="T8">et</text:span><text:span text:style-name="T18"> réaliser</text:span><text:span text:style-name="T17"> un circuit électrique répondant à un cahier des charges simple.</text:span></text:p>
            <text:p text:style-name="P5"><text:span text:style-name="T9">D</text:span><text:span text:style-name="T10">éterminer</text:span><text:span text:style-name="T11"> l’état de fonctionnement d’un dipôle </text:span><text:span text:style-name="T12">en fonction de l’état des interrupteurs.</text:span></text:p>
          </table:table-cell>
        </table:table-row>
      </table:table>
      <text:p text:style-name="P9"/>
      <text:p text:style-name="P9"/>
      <table:table table:name="Tableau2" table:style-name="Tableau2">
        <table:table-column table:style-name="Tableau2.A"/>
        <table:table-row table:style-name="TableLine93998097334000">
          <table:table-cell table:style-name="Tableau2.A1" office:value-type="string">
            <text:p text:style-name="P2"><text:span text:style-name="T1">Chapitre </text:span><text:span text:style-name="T2">3 : </text:span><text:span text:style-name="T3">Un circuit pas si complexe</text:span></text:p>
          </table:table-cell>
        </table:table-row>
        <table:table-row table:style-name="TableLine93998078599168">
          <table:table-cell table:style-name="Tableau2.A2" office:value-type="string">
            <text:p text:style-name="P4">Ce que je dois « savoir » :</text:p>
          </table:table-cell>
        </table:table-row>
        <table:table-row table:style-name="TableLine93998160974944">
          <table:table-cell table:style-name="Tableau2.A3" office:value-type="string">
            <text:p text:style-name="P6"><text:span text:style-name="T13">Définition</text:span><text:span text:style-name="T14">s</text:span><text:span text:style-name="T13"> :</text:span><text:span text:style-name="T15"> </text:span><text:span text:style-name="T4">circuit en série, en dérivation.</text:span></text:p>
            <text:p text:style-name="P6"><text:span text:style-name="T4">Influence du nombre de dipôle</text:span><text:span text:style-name="T5">s</text:span><text:span text:style-name="T4">, de l</text:span><text:span text:style-name="T6">a place </text:span><text:span text:style-name="T4">des dipôles ou d’une panne de dipôle sur chacun de ces circuits.</text:span></text:p>
          </table:table-cell>
        </table:table-row>
        <table:table-row table:style-name="TableLine93998105956496">
          <table:table-cell table:style-name="Tableau2.A2" office:value-type="string">
            <text:p text:style-name="P4">Ce que je dois « savoir-faire » :</text:p>
          </table:table-cell>
        </table:table-row>
        <table:table-row table:style-name="TableLine93998152631840">
          <table:table-cell table:style-name="Tableau2.A5" office:value-type="string">
            <text:p text:style-name="P8">Reconnaître <text:span text:style-name="T16">un circuit en série et un circuit en dérivation.</text:span></text:p>
            <text:p text:style-name="P6"><text:span text:style-name="T7">É</text:span><text:span text:style-name="T18">laborer </text:span><text:span text:style-name="T8">et</text:span><text:span text:style-name="T18"> réaliser</text:span><text:span text:style-name="T17"> un circuit électrique répondant à un cahier des charges simple.</text:span></text:p>
            <text:p text:style-name="P6"><text:span text:style-name="T9">D</text:span><text:span text:style-name="T10">éterminer</text:span><text:span text:style-name="T11"> l’état de fonctionnement d’un dipôle </text:span><text:span text:style-name="T12">en fonction de l’état des interrupteurs.</text:span>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row table:style-name="TableLine93998118991456">
          <table:table-cell table:style-name="Tableau4.A1" office:value-type="string">
            <text:p text:style-name="P2"><text:span text:style-name="T1">Chapitre </text:span><text:span text:style-name="T2">3 : </text:span><text:span text:style-name="T3">Un circuit pas si complexe</text:span></text:p>
          </table:table-cell>
        </table:table-row>
        <table:table-row table:style-name="TableLine93998156075920">
          <table:table-cell table:style-name="Tableau4.A2" office:value-type="string">
            <text:p text:style-name="P4">Ce que je dois « savoir » :</text:p>
          </table:table-cell>
        </table:table-row>
        <table:table-row table:style-name="TableLine93998119700784">
          <table:table-cell table:style-name="Tableau4.A3" office:value-type="string">
            <text:p text:style-name="P6"><text:span text:style-name="T13">Définition</text:span><text:span text:style-name="T14">s</text:span><text:span text:style-name="T13"> :</text:span><text:span text:style-name="T15"> </text:span><text:span text:style-name="T4">circuit en série, en dérivation.</text:span></text:p>
            <text:p text:style-name="P6"><text:span text:style-name="T4">Influence du nombre de dipôle</text:span><text:span text:style-name="T5">s</text:span><text:span text:style-name="T4">, de l</text:span><text:span text:style-name="T6">a place </text:span><text:span text:style-name="T4">des dipôles ou d’une panne de dipôle sur chacun de ces circuits.</text:span></text:p>
          </table:table-cell>
        </table:table-row>
        <table:table-row table:style-name="TableLine93998113500864">
          <table:table-cell table:style-name="Tableau4.A2" office:value-type="string">
            <text:p text:style-name="P4">Ce que je dois « savoir-faire » :</text:p>
          </table:table-cell>
        </table:table-row>
        <table:table-row table:style-name="TableLine93998118999888">
          <table:table-cell table:style-name="Tableau4.A5" office:value-type="string">
            <text:p text:style-name="P8">Reconnaître <text:span text:style-name="T16">un circuit en série et un circuit en dérivation.</text:span></text:p>
            <text:p text:style-name="P6"><text:span text:style-name="T7">É</text:span><text:span text:style-name="T18">laborer </text:span><text:span text:style-name="T8">et</text:span><text:span text:style-name="T18"> réaliser</text:span><text:span text:style-name="T17"> un circuit électrique répondant à un cahier des charges simple.</text:span></text:p>
            <text:p text:style-name="P6"><text:span text:style-name="T9">D</text:span><text:span text:style-name="T10">éterminer</text:span><text:span text:style-name="T11"> l’état de fonctionnement d’un dipôle </text:span><text:span text:style-name="T12">en fonction de l’état des interrupteurs.</text:span></text:p>
          </table:table-cell>
        </table:table-row>
      </table:table>
      <text:p text:style-name="P10"/>
      <text:p text:style-name="P10"/>
      <text:p text:style-name="P10"/>
      <table:table table:name="Tableau3" table:style-name="Tableau3">
        <table:table-column table:style-name="Tableau3.A"/>
        <table:table-row table:style-name="TableLine93998155088896">
          <table:table-cell table:style-name="Tableau3.A1" office:value-type="string">
            <text:p text:style-name="P2"><text:span text:style-name="T1">Chapitre </text:span><text:span text:style-name="T2">3 : </text:span><text:span text:style-name="T3">Un circuit pas si complexe</text:span></text:p>
          </table:table-cell>
        </table:table-row>
        <table:table-row table:style-name="TableLine93998152256592">
          <table:table-cell table:style-name="Tableau3.A2" office:value-type="string">
            <text:p text:style-name="P4">Ce que je dois « savoir » :</text:p>
          </table:table-cell>
        </table:table-row>
        <table:table-row table:style-name="TableLine93998111901056">
          <table:table-cell table:style-name="Tableau3.A3" office:value-type="string">
            <text:p text:style-name="P6"><text:span text:style-name="T13">Définition</text:span><text:span text:style-name="T14">s</text:span><text:span text:style-name="T13"> :</text:span><text:span text:style-name="T15"> </text:span><text:span text:style-name="T4">circuit en série, en dérivation.</text:span></text:p>
            <text:p text:style-name="P6"><text:span text:style-name="T4">Influence du nombre de dipôle</text:span><text:span text:style-name="T5">s</text:span><text:span text:style-name="T4">, de l</text:span><text:span text:style-name="T6">a place </text:span><text:span text:style-name="T4">des dipôles ou d’une panne de dipôle sur chacun de ces circuits.</text:span></text:p>
          </table:table-cell>
        </table:table-row>
        <table:table-row table:style-name="TableLine93998001576656">
          <table:table-cell table:style-name="Tableau3.A2" office:value-type="string">
            <text:p text:style-name="P4">Ce que je dois « savoir-faire » :</text:p>
          </table:table-cell>
        </table:table-row>
        <table:table-row table:style-name="TableLine93998081976240">
          <table:table-cell table:style-name="Tableau3.A5" office:value-type="string">
            <text:p text:style-name="P8">Reconnaître <text:span text:style-name="T16">un circuit en série et un circuit en dérivation.</text:span></text:p>
            <text:p text:style-name="P6"><text:span text:style-name="T7">É</text:span><text:span text:style-name="T18">laborer </text:span><text:span text:style-name="T8">et</text:span><text:span text:style-name="T18"> réaliser</text:span><text:span text:style-name="T17"> un circuit électrique répondant à un cahier des charges simple.</text:span></text:p>
            <text:p text:style-name="P6"><text:span text:style-name="T9">D</text:span><text:span text:style-name="T10">éterminer</text:span><text:span text:style-name="T11"> l’état de fonctionnement d’un dipôle </text:span><text:span text:style-name="T12">en fonction de l’état des interrupteurs.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43S</meta:editing-duration>
    <meta:editing-cycles>7</meta:editing-cycles>
    <meta:generator>LibreOffice/7.0.3.1$Linux_X86_64 LibreOffice_project/00$Build-1</meta:generator>
    <meta:creation-date>2020-11-27T00:48:21.155660874</meta:creation-date>
    <meta:initial-creator>J Cercy</meta:initial-creator>
    <dc:date>2020-11-27T00:55:14.071631571</dc:date>
    <dc:creator>J Cercy</dc:creator>
    <meta:document-statistic meta:table-count="4" meta:image-count="0" meta:object-count="0" meta:page-count="1" meta:paragraph-count="32" meta:word-count="344" meta:character-count="1940" meta:non-whitespace-character-count="1628"/>
    <meta:template xlink:type="simple" xlink:actuate="onRequest" xlink:title="attendus_type" xlink:href="../../../../../../../mes_ressources/document%20type/attendus_type.ott" meta:date="2020-11-27T00:48:19.940985114"/>
  </office:meta>
</office:document-meta>
</file>